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1.76cm"/>
    </style:style>
    <style:style style:name="co3" style:family="table-column">
      <style:table-column-properties fo:break-before="auto" style:column-width="2.849cm"/>
    </style:style>
    <style:style style:name="co4" style:family="table-column">
      <style:table-column-properties fo:break-before="auto" style:column-width="3.284cm"/>
    </style:style>
    <style:style style:name="co5" style:family="table-column">
      <style:table-column-properties fo:break-before="auto" style:column-width="3.612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>
      <style:text-properties style:font-name="Arial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shapes>
          <draw:frame draw:z-index="0" draw:style-name="gr1" draw:text-style-name="P1" svg:width="20cm" svg:height="9.36cm" svg:x="43.676cm" svg:y="0.318cm">
            <draw:object draw:notify-on-update-of-ranges="Sheet3.A1:Sheet3.B1 Sheet3.A4:Sheet3.B16 Sheet3.C1:Sheet3.C1 Sheet3.C4:Sheet3.C16 Sheet3.D1:Sheet3.D1 Sheet3.D4:Sheet3.D16 Sheet3.E1:Sheet3.E1 Sheet3.E4:Sheet3.E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cm" svg:height="10.06cm" svg:x="21.489cm" svg:y="0cm">
            <draw:object draw:notify-on-update-of-ranges="Sheet3.A1:Sheet3.B1 Sheet3.A4:Sheet3.B16 Sheet3.F1:Sheet3.F1 Sheet3.F4:Sheet3.F16 Sheet3.G1:Sheet3.G1 Sheet3.G4:Sheet3.G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4cm" svg:height="9.96cm" svg:x="23.454cm" svg:y="10.759cm">
            <draw:object draw:notify-on-update-of-ranges="Sheet3.A1:Sheet3.B1 Sheet3.A2:Sheet3.B16 Sheet3.C1:Sheet3.C1 Sheet3.C2:Sheet3.C16 Sheet3.D1:Sheet3.D1 Sheet3.D2:Sheet3.D16 Sheet3.E1:Sheet3.E1 Sheet3.E2:Sheet3.E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cm" svg:height="9.42cm" svg:x="0cm" svg:y="10.41cm">
            <draw:object draw:notify-on-update-of-ranges="Sheet3.A1:Sheet3.B1 Sheet3.A2:Sheet3.B16 Sheet3.F1:Sheet3.F1 Sheet3.F2:Sheet3.F16 Sheet3.G1:Sheet3.G1 Sheet3.G2:Sheet3.G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7" table:default-cell-style-name="ce6"/>
        <table:table-row table:style-name="ro1">
          <table:table-cell table:style-name="ce3" office:value-type="string" calcext:value-type="string">
            <text:p>Semente</text:p>
          </table:table-cell>
          <table:table-cell table:style-name="ce3" office:value-type="string" calcext:value-type="string">
            <text:p>Proteção</text:p>
          </table:table-cell>
          <table:table-cell table:style-name="ce3" office:value-type="string" calcext:value-type="string">
            <text:p>C&amp;C</text:p>
          </table:table-cell>
          <table:table-cell table:style-name="ce3" office:value-type="string" calcext:value-type="string">
            <text:p>Infectados</text:p>
          </table:table-cell>
          <table:table-cell table:style-name="ce3" office:value-type="string" calcext:value-type="string">
            <text:p>Escaneados</text:p>
          </table:table-cell>
          <table:table-cell table:style-name="ce3" office:value-type="string" calcext:value-type="string">
            <text:p>DDoS Gerado</text:p>
          </table:table-cell>
          <table:table-cell table:style-name="ce3" office:value-type="string" calcext:value-type="string">
            <text:p>DDoS Transmitid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ll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3105681" calcext:value-type="float">
            <text:p>310568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360217" calcext:value-type="float">
            <text:p>1360217</text:p>
          </table:table-cell>
          <table:table-cell table:style-name="ce5" office:value-type="float" office:value="9335" calcext:value-type="float">
            <text:p>933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loud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273709" calcext:value-type="float">
            <text:p>273709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ne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76468" calcext:value-type="float">
            <text:p>17646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edge</text:p>
          </table:table-cell>
          <table:table-cell table:style-name="ce5" office:value-type="string" calcext:value-type="string">
            <text:p>Não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27839" calcext:value-type="float">
            <text:p>12783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e</text:p>
          </table:table-cell>
          <table:table-cell table:style-name="ce4" office:value-type="string" calcext:value-type="string">
            <text:p>Não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20512" calcext:value-type="float">
            <text:p>12051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dge</text:p>
          </table:table-cell>
          <table:table-cell table:style-name="ce4" office:value-type="string" calcext:value-type="string">
            <text:p>MUD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01547" calcext:value-type="float">
            <text:p>10154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office:value-type="string" calcext:value-type="string">
            <text:p>MUD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33845" calcext:value-type="float">
            <text:p>3384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ne</text:p>
          </table:table-cell>
          <table:table-cell table:style-name="ce4" office:value-type="string" calcext:value-type="string">
            <text:p>MUD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0331" calcext:value-type="float">
            <text:p>3033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loud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loud</text:p>
          </table:table-cell>
          <table:table-cell table:style-name="ce4" office:value-type="string" calcext:value-type="string">
            <text:p>INXU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edge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e</text:p>
          </table:table-cell>
          <table:table-cell table:style-name="ce4" office:value-type="string" calcext:value-type="string">
            <text:p>INXU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ne</text:p>
          </table:table-cell>
          <table:table-cell table:style-name="ce5" office:value-type="string" calcext:value-type="string">
            <text:p>INXU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ll</text:p>
          </table:table-cell>
          <table:table-cell table:style-name="ce4" office:value-type="string" calcext:value-type="string">
            <text:p>INXU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3.A1:Sheet3.G16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10:33:54.980790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6T18:10:18.118474422</meta:creation-date>
    <dc:date>2020-07-17T12:20:18.713749321</dc:date>
    <meta:editing-duration>PT3H4M2S</meta:editing-duration>
    <meta:editing-cycles>7</meta:editing-cycles>
    <meta:generator>LibreOffice/6.4.4.2$Linux_X86_64 LibreOffice_project/40$Build-2</meta:generator>
    <meta:document-statistic meta:table-count="1" meta:cell-count="11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9.361cm" xlink:href=".." xlink:type="simple" chart:class="chart:line" chart:style-name="ch1">
        <chart:title svg:x="8.263cm" svg:y="0.323cm" chart:style-name="ch2">
          <text:p>Contadores Bots</text:p>
        </chart:title>
        <chart:subtitle svg:x="7.165cm" svg:y="1.289cm" chart:style-name="ch3">
          <text:p>Excluindo (MUD_all) e (Não_all)</text:p>
        </chart:subtitle>
        <chart:legend chart:legend-position="end" svg:x="16.752cm" svg:y="3.883cm" style:legend-expansion="high" chart:style-name="ch4"/>
        <chart:plot-area chart:style-name="ch5" table:cell-range-address="Sheet3.A1:Sheet3.E1 Sheet3.A4:Sheet3.E16" chart:data-source-has-labels="both" svg:x="1.411cm" svg:y="2.159cm" svg:width="14.941cm" svg:height="6.034cm">
          <chartooo:coordinate-region svg:x="1.847cm" svg:y="2.358cm" svg:width="14.505cm" svg:height="4.79cm"/>
          <chart:axis chart:dimension="x" chart:name="primary-x" chart:style-name="ch6" chartooo:axis-type="auto">
            <chartooo:date-scale/>
            <chart:title svg:x="7.408cm" svg:y="8.38cm" chart:style-name="ch7">
              <text:p>Proteção / Semente</text:p>
            </chart:title>
            <chart:categories table:cell-range-address="Sheet3.A4:Sheet3.B16"/>
          </chart:axis>
          <chart:axis chart:dimension="y" chart:name="primary-y" chart:style-name="ch6">
            <chart:title svg:x="0.451cm" svg:y="5.987cm" chart:style-name="ch8">
              <text:p>Contagem</text:p>
            </chart:title>
            <chart:grid chart:style-name="ch9" chart:class="major"/>
          </chart:axis>
          <chart:series chart:style-name="ch10" chart:values-cell-range-address="Sheet3.C4:Sheet3.C16" chart:label-cell-address="Sheet3.C1:Sheet3.C1" chart:class="chart:line">
            <chart:data-point chart:repeated="13"/>
          </chart:series>
          <chart:series chart:style-name="ch11" chart:values-cell-range-address="Sheet3.D4:Sheet3.D16" chart:label-cell-address="Sheet3.D1:Sheet3.D1" chart:class="chart:line">
            <chart:data-point chart:repeated="13"/>
          </chart:series>
          <chart:series chart:style-name="ch12" chart:values-cell-range-address="Sheet3.E4:Sheet3.E16" chart:label-cell-address="Sheet3.E1:Sheet3.E1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&amp;C</text:p>
                <draw:g>
                  <svg:desc>Sheet3.C1:Sheet3.C1</svg:desc>
                </draw:g>
              </table:table-cell>
              <table:table-cell office:value-type="string">
                <text:p>Infectados</text:p>
                <draw:g>
                  <svg:desc>Sheet3.D1:Sheet3.D1</svg:desc>
                </draw:g>
              </table:table-cell>
              <table:table-cell office:value-type="string">
                <text:p>Escaneados</text:p>
                <draw:g>
                  <svg:desc>Sheet3.E1:Sheet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oud Não</text:p>
                <text:list>
                  <text:list-item>
                    <text:p>cloud</text:p>
                  </text:list-item>
                  <text:list-item>
                    <text:p>Não</text:p>
                  </text:list-item>
                </text:list>
                <draw:g>
                  <svg:desc>Sheet3.A4:Sheet3.B16</svg:desc>
                </draw:g>
              </table:table-cell>
              <table:table-cell office:value-type="float" office:value="6">
                <text:p>6</text:p>
                <draw:g>
                  <svg:desc>Sheet3.C4:Sheet3.C16</svg:desc>
                </draw:g>
              </table:table-cell>
              <table:table-cell office:value-type="float" office:value="5">
                <text:p>5</text:p>
                <draw:g>
                  <svg:desc>Sheet3.D4:Sheet3.D16</svg:desc>
                </draw:g>
              </table:table-cell>
              <table:table-cell office:value-type="float" office:value="7">
                <text:p>7</text:p>
                <draw:g>
                  <svg:desc>Sheet3.E4:Sheet3.E16</svg:desc>
                </draw:g>
              </table:table-cell>
            </table:table-row>
            <table:table-row>
              <table:table-cell office:value-type="string">
                <text:p>1ne Não</text:p>
                <text:list>
                  <text:list-item>
                    <text:p>1ne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dge Não</text:p>
                <text:list>
                  <text:list-item>
                    <text:p>edge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e Não</text:p>
                <text:list>
                  <text:list-item>
                    <text:p>1e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dge MUD</text:p>
                <text:list>
                  <text:list-item>
                    <text:p>edg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e MUD</text:p>
                <text:list>
                  <text:list-item>
                    <text:p>1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ne MUD</text:p>
                <text:list>
                  <text:list-item>
                    <text:p>1n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oud MUD</text:p>
                <text:list>
                  <text:list-item>
                    <text:p>cloud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oud INXU</text:p>
                <text:list>
                  <text:list-item>
                    <text:p>cloud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dge INXU</text:p>
                <text:list>
                  <text:list-item>
                    <text:p>edge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e INXU</text:p>
                <text:list>
                  <text:list-item>
                    <text:p>1e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ne INXU</text:p>
                <text:list>
                  <text:list-item>
                    <text:p>1ne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 INXU</text:p>
                <text:list>
                  <text:list-item>
                    <text:p>all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01cm" svg:height="10.061cm" xlink:href=".." xlink:type="simple" chart:class="chart:line" chart:style-name="ch1">
        <chart:title svg:x="9.131cm" svg:y="0.337cm" chart:style-name="ch2">
          <text:p>Contadores DDoS</text:p>
        </chart:title>
        <chart:subtitle svg:x="8.165cm" svg:y="1.317cm" chart:style-name="ch3">
          <text:p>Excluindo (MUD_all) e (Não_all)</text:p>
        </chart:subtitle>
        <chart:legend chart:legend-position="end" svg:x="17.852cm" svg:y="4.482cm" style:legend-expansion="high" chart:style-name="ch4"/>
        <chart:plot-area chart:style-name="ch5" table:cell-range-address="Sheet3.A1:Sheet3.B1 Sheet3.A4:Sheet3.B16 Sheet3.F1:Sheet3.G1 Sheet3.F4:Sheet3.G16" chart:data-source-has-labels="both" svg:x="1.451cm" svg:y="2.201cm" svg:width="15.961cm" svg:height="6.678cm">
          <chartooo:coordinate-region svg:x="2.813cm" svg:y="2.4cm" svg:width="14.599cm" svg:height="5.434cm"/>
          <chart:axis chart:dimension="x" chart:name="primary-x" chart:style-name="ch6" chartooo:axis-type="auto">
            <chartooo:date-scale/>
            <chart:title svg:x="7.958cm" svg:y="9.08cm" chart:style-name="ch7">
              <text:p>Proteção / Semente</text:p>
            </chart:title>
            <chart:categories table:cell-range-address="Sheet3.A4:Sheet3.B16"/>
          </chart:axis>
          <chart:axis chart:dimension="y" chart:name="primary-y" chart:style-name="ch6">
            <chart:title svg:x="0.451cm" svg:y="6.351cm" chart:style-name="ch8">
              <text:p>Contagem</text:p>
            </chart:title>
            <chart:grid chart:style-name="ch9" chart:class="major"/>
          </chart:axis>
          <chart:series chart:style-name="ch10" chart:values-cell-range-address="Sheet3.F4:Sheet3.F16" chart:label-cell-address="Sheet3.F1:Sheet3.F1" chart:class="chart:line">
            <chart:data-point chart:repeated="13"/>
          </chart:series>
          <chart:series chart:style-name="ch11" chart:values-cell-range-address="Sheet3.G4:Sheet3.G16" chart:label-cell-address="Sheet3.G1:Sheet3.G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DoS Gerado</text:p>
                <draw:g>
                  <svg:desc>Sheet3.F1:Sheet3.F1</svg:desc>
                </draw:g>
              </table:table-cell>
              <table:table-cell office:value-type="string">
                <text:p>DDoS Transmitido</text:p>
                <draw:g>
                  <svg:desc>Sheet3.G1:Sheet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oud Não</text:p>
                <text:list>
                  <text:list-item>
                    <text:p>cloud</text:p>
                  </text:list-item>
                  <text:list-item>
                    <text:p>Não</text:p>
                  </text:list-item>
                </text:list>
                <draw:g>
                  <svg:desc>Sheet3.A4:Sheet3.B16</svg:desc>
                </draw:g>
              </table:table-cell>
              <table:table-cell office:value-type="float" office:value="273709">
                <text:p>273709</text:p>
                <draw:g>
                  <svg:desc>Sheet3.F4:Sheet3.F16</svg:desc>
                </draw:g>
              </table:table-cell>
              <table:table-cell office:value-type="float" office:value="273709">
                <text:p>273709</text:p>
                <draw:g>
                  <svg:desc>Sheet3.G4:Sheet3.G16</svg:desc>
                </draw:g>
              </table:table-cell>
            </table:table-row>
            <table:table-row>
              <table:table-cell office:value-type="string">
                <text:p>1ne Não</text:p>
                <text:list>
                  <text:list-item>
                    <text:p>1ne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76468">
                <text:p>176468</text:p>
              </table:table-cell>
              <table:table-cell office:value-type="float" office:value="176468">
                <text:p>176468</text:p>
              </table:table-cell>
            </table:table-row>
            <table:table-row>
              <table:table-cell office:value-type="string">
                <text:p>edge Não</text:p>
                <text:list>
                  <text:list-item>
                    <text:p>edge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27839">
                <text:p>127839</text:p>
              </table:table-cell>
              <table:table-cell office:value-type="float" office:value="127839">
                <text:p>127839</text:p>
              </table:table-cell>
            </table:table-row>
            <table:table-row>
              <table:table-cell office:value-type="string">
                <text:p>1e Não</text:p>
                <text:list>
                  <text:list-item>
                    <text:p>1e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20512">
                <text:p>120512</text:p>
              </table:table-cell>
              <table:table-cell office:value-type="float" office:value="120512">
                <text:p>120512</text:p>
              </table:table-cell>
            </table:table-row>
            <table:table-row>
              <table:table-cell office:value-type="string">
                <text:p>edge MUD</text:p>
                <text:list>
                  <text:list-item>
                    <text:p>edg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01547">
                <text:p>10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e MUD</text:p>
                <text:list>
                  <text:list-item>
                    <text:p>1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3845">
                <text:p>33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ne MUD</text:p>
                <text:list>
                  <text:list-item>
                    <text:p>1n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0331">
                <text:p>30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oud MUD</text:p>
                <text:list>
                  <text:list-item>
                    <text:p>cloud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oud INXU</text:p>
                <text:list>
                  <text:list-item>
                    <text:p>cloud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dge INXU</text:p>
                <text:list>
                  <text:list-item>
                    <text:p>edge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e INXU</text:p>
                <text:list>
                  <text:list-item>
                    <text:p>1e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ne INXU</text:p>
                <text:list>
                  <text:list-item>
                    <text:p>1ne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 INXU</text:p>
                <text:list>
                  <text:list-item>
                    <text:p>all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001cm" svg:height="9.961cm" xlink:href=".." xlink:type="simple" chart:class="chart:line" chart:style-name="ch1">
        <chart:title svg:x="10.263cm" svg:y="0.335cm" chart:style-name="ch2">
          <text:p>Contadores Bots</text:p>
        </chart:title>
        <chart:subtitle svg:x="11.11cm" svg:y="1.313cm" chart:style-name="ch3">
          <text:p>Completo</text:p>
        </chart:subtitle>
        <chart:legend chart:legend-position="end" svg:x="20.752cm" svg:y="4.183cm" style:legend-expansion="high" chart:style-name="ch4"/>
        <chart:plot-area chart:style-name="ch5" table:cell-range-address="Sheet3.A1:Sheet3.E16" chart:data-source-has-labels="both" svg:x="1.491cm" svg:y="2.195cm" svg:width="18.781cm" svg:height="6.586cm">
          <chartooo:coordinate-region svg:x="2.298cm" svg:y="2.394cm" svg:width="17.974cm" svg:height="5.342cm"/>
          <chart:axis chart:dimension="x" chart:name="primary-x" chart:style-name="ch6" chartooo:axis-type="auto">
            <chartooo:date-scale/>
            <chart:title svg:x="9.408cm" svg:y="8.98cm" chart:style-name="ch7">
              <text:p>Proteção / Semente</text:p>
            </chart:title>
            <chart:categories table:cell-range-address="Sheet3.A2:Sheet3.B16"/>
          </chart:axis>
          <chart:axis chart:dimension="y" chart:name="primary-y" chart:style-name="ch6">
            <chart:title svg:x="0.451cm" svg:y="6.299cm" chart:style-name="ch8">
              <text:p>Contagem</text:p>
            </chart:title>
            <chart:grid chart:style-name="ch9" chart:class="major"/>
          </chart:axis>
          <chart:series chart:style-name="ch10" chart:values-cell-range-address="Sheet3.C2:Sheet3.C16" chart:label-cell-address="Sheet3.C1:Sheet3.C1" chart:class="chart:line">
            <chart:data-point chart:repeated="15"/>
          </chart:series>
          <chart:series chart:style-name="ch11" chart:values-cell-range-address="Sheet3.D2:Sheet3.D16" chart:label-cell-address="Sheet3.D1:Sheet3.D1" chart:class="chart:line">
            <chart:data-point chart:repeated="15"/>
          </chart:series>
          <chart:series chart:style-name="ch12" chart:values-cell-range-address="Sheet3.E2:Sheet3.E16" chart:label-cell-address="Sheet3.E1:Sheet3.E1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&amp;C</text:p>
                <draw:g>
                  <svg:desc>Sheet3.C1:Sheet3.C1</svg:desc>
                </draw:g>
              </table:table-cell>
              <table:table-cell office:value-type="string">
                <text:p>Infectados</text:p>
                <draw:g>
                  <svg:desc>Sheet3.D1:Sheet3.D1</svg:desc>
                </draw:g>
              </table:table-cell>
              <table:table-cell office:value-type="string">
                <text:p>Escaneados</text:p>
                <draw:g>
                  <svg:desc>Sheet3.E1:Sheet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l Não</text:p>
                <text:list>
                  <text:list-item>
                    <text:p>all</text:p>
                  </text:list-item>
                  <text:list-item>
                    <text:p>Não</text:p>
                  </text:list-item>
                </text:list>
                <draw:g>
                  <svg:desc>Sheet3.A2:Sheet3.B16</svg:desc>
                </draw:g>
              </table:table-cell>
              <table:table-cell office:value-type="float" office:value="112">
                <text:p>112</text:p>
                <draw:g>
                  <svg:desc>Sheet3.C2:Sheet3.C16</svg:desc>
                </draw:g>
              </table:table-cell>
              <table:table-cell office:value-type="float" office:value="13">
                <text:p>13</text:p>
                <draw:g>
                  <svg:desc>Sheet3.D2:Sheet3.D16</svg:desc>
                </draw:g>
              </table:table-cell>
              <table:table-cell office:value-type="float" office:value="20">
                <text:p>20</text:p>
                <draw:g>
                  <svg:desc>Sheet3.E2:Sheet3.E16</svg:desc>
                </draw:g>
              </table:table-cell>
            </table:table-row>
            <table:table-row>
              <table:table-cell office:value-type="string">
                <text:p>all MUD</text:p>
                <text:list>
                  <text:list-item>
                    <text:p>all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oud Não</text:p>
                <text:list>
                  <text:list-item>
                    <text:p>cloud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ne Não</text:p>
                <text:list>
                  <text:list-item>
                    <text:p>1ne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dge Não</text:p>
                <text:list>
                  <text:list-item>
                    <text:p>edge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e Não</text:p>
                <text:list>
                  <text:list-item>
                    <text:p>1e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dge MUD</text:p>
                <text:list>
                  <text:list-item>
                    <text:p>edg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e MUD</text:p>
                <text:list>
                  <text:list-item>
                    <text:p>1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ne MUD</text:p>
                <text:list>
                  <text:list-item>
                    <text:p>1n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oud MUD</text:p>
                <text:list>
                  <text:list-item>
                    <text:p>cloud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oud INXU</text:p>
                <text:list>
                  <text:list-item>
                    <text:p>cloud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dge INXU</text:p>
                <text:list>
                  <text:list-item>
                    <text:p>edge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e INXU</text:p>
                <text:list>
                  <text:list-item>
                    <text:p>1e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ne INXU</text:p>
                <text:list>
                  <text:list-item>
                    <text:p>1ne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 INXU</text:p>
                <text:list>
                  <text:list-item>
                    <text:p>all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01cm" svg:height="9.421cm" xlink:href=".." xlink:type="simple" chart:class="chart:line" chart:style-name="ch1">
        <chart:title svg:x="9.631cm" svg:y="0.324cm" chart:style-name="ch2">
          <text:p>Contadores DDoS</text:p>
        </chart:title>
        <chart:subtitle svg:x="10.61cm" svg:y="1.291cm" chart:style-name="ch3">
          <text:p>Completo</text:p>
        </chart:subtitle>
        <chart:legend chart:legend-position="end" svg:x="18.852cm" svg:y="4.162cm" style:legend-expansion="high" chart:style-name="ch4"/>
        <chart:plot-area chart:style-name="ch5" table:cell-range-address="Sheet3.A1:Sheet3.B16 Sheet3.F1:Sheet3.G16" chart:data-source-has-labels="both" svg:x="1.471cm" svg:y="2.162cm" svg:width="16.921cm" svg:height="6.09cm">
          <chartooo:coordinate-region svg:x="3.018cm" svg:y="2.361cm" svg:width="15.374cm" svg:height="4.846cm"/>
          <chart:axis chart:dimension="x" chart:name="primary-x" chart:style-name="ch6" chartooo:axis-type="auto">
            <chartooo:date-scale/>
            <chart:title svg:x="8.458cm" svg:y="8.44cm" chart:style-name="ch7">
              <text:p>Proteção / Semente</text:p>
            </chart:title>
            <chart:categories table:cell-range-address="Sheet3.A2:Sheet3.B16"/>
          </chart:axis>
          <chart:axis chart:dimension="y" chart:name="primary-y" chart:style-name="ch6">
            <chart:title svg:x="0.451cm" svg:y="6.018cm" chart:style-name="ch8">
              <text:p>Contagem</text:p>
            </chart:title>
            <chart:grid chart:style-name="ch9" chart:class="major"/>
          </chart:axis>
          <chart:series chart:style-name="ch10" chart:values-cell-range-address="Sheet3.F2:Sheet3.F16" chart:label-cell-address="Sheet3.F1:Sheet3.F1" chart:class="chart:line">
            <chart:data-point chart:repeated="15"/>
          </chart:series>
          <chart:series chart:style-name="ch11" chart:values-cell-range-address="Sheet3.G2:Sheet3.G16" chart:label-cell-address="Sheet3.G1:Sheet3.G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DoS Gerado</text:p>
                <draw:g>
                  <svg:desc>Sheet3.F1:Sheet3.F1</svg:desc>
                </draw:g>
              </table:table-cell>
              <table:table-cell office:value-type="string">
                <text:p>DDoS Transmitido</text:p>
                <draw:g>
                  <svg:desc>Sheet3.G1:Sheet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l Não</text:p>
                <text:list>
                  <text:list-item>
                    <text:p>all</text:p>
                  </text:list-item>
                  <text:list-item>
                    <text:p>Não</text:p>
                  </text:list-item>
                </text:list>
                <draw:g>
                  <svg:desc>Sheet3.A2:Sheet3.B16</svg:desc>
                </draw:g>
              </table:table-cell>
              <table:table-cell office:value-type="float" office:value="3105681">
                <text:p>3105681</text:p>
                <draw:g>
                  <svg:desc>Sheet3.F2:Sheet3.F16</svg:desc>
                </draw:g>
              </table:table-cell>
              <table:table-cell office:value-type="float" office:value="3105681">
                <text:p>3105681</text:p>
                <draw:g>
                  <svg:desc>Sheet3.G2:Sheet3.G16</svg:desc>
                </draw:g>
              </table:table-cell>
            </table:table-row>
            <table:table-row>
              <table:table-cell office:value-type="string">
                <text:p>all MUD</text:p>
                <text:list>
                  <text:list-item>
                    <text:p>all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360217">
                <text:p>1360217</text:p>
              </table:table-cell>
              <table:table-cell office:value-type="float" office:value="9335">
                <text:p>9335</text:p>
              </table:table-cell>
            </table:table-row>
            <table:table-row>
              <table:table-cell office:value-type="string">
                <text:p>cloud Não</text:p>
                <text:list>
                  <text:list-item>
                    <text:p>cloud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273709">
                <text:p>273709</text:p>
              </table:table-cell>
              <table:table-cell office:value-type="float" office:value="273709">
                <text:p>273709</text:p>
              </table:table-cell>
            </table:table-row>
            <table:table-row>
              <table:table-cell office:value-type="string">
                <text:p>1ne Não</text:p>
                <text:list>
                  <text:list-item>
                    <text:p>1ne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76468">
                <text:p>176468</text:p>
              </table:table-cell>
              <table:table-cell office:value-type="float" office:value="176468">
                <text:p>176468</text:p>
              </table:table-cell>
            </table:table-row>
            <table:table-row>
              <table:table-cell office:value-type="string">
                <text:p>edge Não</text:p>
                <text:list>
                  <text:list-item>
                    <text:p>edge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27839">
                <text:p>127839</text:p>
              </table:table-cell>
              <table:table-cell office:value-type="float" office:value="127839">
                <text:p>127839</text:p>
              </table:table-cell>
            </table:table-row>
            <table:table-row>
              <table:table-cell office:value-type="string">
                <text:p>1e Não</text:p>
                <text:list>
                  <text:list-item>
                    <text:p>1e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20512">
                <text:p>120512</text:p>
              </table:table-cell>
              <table:table-cell office:value-type="float" office:value="120512">
                <text:p>120512</text:p>
              </table:table-cell>
            </table:table-row>
            <table:table-row>
              <table:table-cell office:value-type="string">
                <text:p>edge MUD</text:p>
                <text:list>
                  <text:list-item>
                    <text:p>edg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01547">
                <text:p>10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e MUD</text:p>
                <text:list>
                  <text:list-item>
                    <text:p>1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3845">
                <text:p>33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ne MUD</text:p>
                <text:list>
                  <text:list-item>
                    <text:p>1n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0331">
                <text:p>30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oud MUD</text:p>
                <text:list>
                  <text:list-item>
                    <text:p>cloud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oud INXU</text:p>
                <text:list>
                  <text:list-item>
                    <text:p>cloud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dge INXU</text:p>
                <text:list>
                  <text:list-item>
                    <text:p>edge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e INXU</text:p>
                <text:list>
                  <text:list-item>
                    <text:p>1e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ne INXU</text:p>
                <text:list>
                  <text:list-item>
                    <text:p>1ne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 INXU</text:p>
                <text:list>
                  <text:list-item>
                    <text:p>all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